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5E0000005EE38FF1A0FC2F67B7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774cm" svg:height="13.413cm" svg:x="0.826cm" svg:y="3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6:04:00.152000000</meta:creation-date>
    <dc:date>2017-02-16T19:15:48.286000000</dc:date>
    <meta:editing-duration>PT3M23S</meta:editing-duration>
    <meta:editing-cycles>4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_32__20_Dots_20_1_20_Dash" svg:stroke-width="0.11cm" svg:stroke-color="#7fff00" draw:fill="solid" draw:fill-color="#d22b2b" draw:fill-gradient-name="Tango_20_Blue" draw:gradient-step-count="0" draw:fill-image-name="Sky" draw:fill-image-width="3.316cm" draw:fill-image-height="3.316cm" style:repeat="stretch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75cm" svg:height="13.414cm" xlink:href="." xlink:type="simple" chart:class="chart:line" chart:style-name="ch1">
        <chart:title svg:x="11.69cm" svg:y="0.403cm" chart:style-name="ch2">
          <text:p>Annaul Revenue</text:p>
        </chart:title>
        <chart:legend svg:x="20.649cm" svg:y="4.902cm" style:legend-expansion="custom" chartooo:width="4.915cm" chartooo:height="2.796cm" style:legend-expansion-aspect-ratio="1.75786838340486" chart:style-name="ch3"/>
        <chart:plot-area chart:style-name="ch4" chart:data-source-has-labels="both" svg:x="6.833cm" svg:y="1.931cm" svg:width="13.145cm" svg:height="9.618cm">
          <chartooo:coordinate-region svg:x="9.413cm" svg:y="2.105cm" svg:width="9.836cm" svg:height="8.85cm"/>
          <chart:axis chart:dimension="x" chart:name="primary-x" chart:style-name="ch5" chartooo:axis-type="auto">
            <chartooo:date-scale/>
            <chart:title svg:x="12.805cm" svg:y="11.817cm" chart:style-name="ch6">
              <text:p>Quarter</text:p>
            </chart:title>
            <chart:categories table:cell-range-address="local-table.$B$1:.$E$1"/>
          </chart:axis>
          <chart:axis chart:dimension="y" chart:name="primary-y" chart:style-name="ch7">
            <chart:title svg:x="5.79cm" svg:y="7.604cm" chart:style-name="ch8">
              <text:p>Income (Ft)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line">
            <chart:data-point chart:repeated="4"/>
          </chart:series>
          <chart:series chart:style-name="ch11" chart:values-cell-range-address="local-table.$B$3:.$E$3" chart:label-cell-address="local-table.$A$3" chart:class="chart:line">
            <chart:data-point chart:repeated="4"/>
          </chart:series>
          <chart:series chart:style-name="ch12" chart:values-cell-range-address="local-table.$B$4:.$E$4" chart:label-cell-address="local-table.$A$4" chart:class="chart:line">
            <chart:data-point chart:repeated="4"/>
          </chart:series>
          <chart:series chart:style-name="ch13" chart:values-cell-range-address="local-table.$B$5:.$E$5" chart:label-cell-address="local-table.$A$5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</table:table-cell>
              <table:table-cell office:value-type="float" office:value="4399120">
                <text:p>4399120</text:p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</table:table-cell>
              <table:table-cell office:value-type="float" office:value="3149650">
                <text:p>3149650</text:p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</table:table-cell>
              <table:table-cell office:value-type="float" office:value="1599800">
                <text:p>1599800</text:p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2504850">
                <text:p>2504850</text:p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fill-image draw:name="Sky" xlink:href="Pictures/100000000000005E0000005EE38FF1A0FC2F67B7.png" xlink:type="simple" xlink:show="embed" xlink:actuate="onLoad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</office:styles>
</office:document-styles>
</file>